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9c765"/>
    </style:style>
    <style:style style:name="ce2" style:family="table-cell" style:parent-style-name="Default">
      <style:table-cell-properties fo:background-color="#87d1d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7" table:default-cell-style-name="Default"/>
        <table:table-row table:style-name="ro1">
          <table:table-cell table:style-name="ce1" office:value-type="string" calcext:value-type="string">
            <text:p>Errors: 0.1 mm; distance: from F21 to F35, see M1</text:p>
          </table:table-cell>
          <table:table-cell table:style-name="ce1" office:value-type="string" calcext:value-type="string">
            <text:p>Distance between two back-glass points:</text:p>
          </table:table-cell>
          <table:table-cell table:style-name="ce1" office:value-type="string" calcext:value-type="string">
            <text:p>distance between event positions (delta-ray, etc.)</text:p>
          </table:table-cell>
          <table:table-cell table:style-name="ce1"/>
          <table:table-cell table:style-name="ce1" office:value-type="string" calcext:value-type="string">
            <text:p>Incoming protons</text:p>
          </table:table-cell>
          <table:table-cell table:style-name="ce1" office:value-type="string" calcext:value-type="string">
            <text:p>Elastic scattering</text:p>
          </table:table-cell>
          <table:table-cell table:style-name="ce1" office:value-type="string" calcext:value-type="string">
            <text:p>Inelastic scattering</text:p>
          </table:table-cell>
          <table:table-cell table:style-name="ce1" office:value-type="string" calcext:value-type="string">
            <text:p>Charge multiplicit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robable V0</text:p>
          </table:table-cell>
          <table:table-cell table:style-name="ce1" office:value-type="string" calcext:value-type="string">
            <text:p>Probable pion</text:p>
          </table:table-cell>
          <table:table-cell table:style-name="ce1" office:value-type="string" calcext:value-type="string">
            <text:p>Gamma→ee</text:p>
          </table:table-cell>
          <table:table-cell table:number-columns-repeated="14"/>
          <table:table-cell office:value-type="string" calcext:value-type="string">
            <text:p>Points: (only the numbers are the names, e.g. F21 = 21, the F comes from the notation)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35: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10.5" calcext:value-type="float">
            <text:p>10.5</text:p>
          </table:table-cell>
          <table:table-cell office:value-type="float" office:value="6.3" calcext:value-type="float">
            <text:p>6.3</text:p>
          </table:table-cell>
          <table:table-cell table:formula="of:=[.C2]/[.B2]"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?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F21</text:p>
          </table:table-cell>
          <table:table-cell office:value-type="string" calcext:value-type="string">
            <text:p>bottom of top glass</text:p>
          </table:table-cell>
          <table:table-cell office:value-type="float" office:value="-41.6552" calcext:value-type="float">
            <text:p>-41.6552</text:p>
          </table:table-cell>
          <table:table-cell office:value-type="float" office:value="0.1516" calcext:value-type="float">
            <text:p>0.1516</text:p>
          </table:table-cell>
          <table:table-cell/>
          <table:table-cell office:value-type="string" calcext:value-type="string">
            <text:p>F21-F35:</text:p>
          </table:table-cell>
        </table:table-row>
        <table:table-row table:style-name="ro2">
          <table:table-cell office:value-type="float" office:value="2862" calcext:value-type="float">
            <text:p>2862</text:p>
          </table:table-cell>
          <table:table-cell office:value-type="float" office:value="10.5" calcext:value-type="float">
            <text:p>10.5</text:p>
          </table:table-cell>
          <table:table-cell office:value-type="float" office:value="6" calcext:value-type="float">
            <text:p>6</text:p>
          </table:table-cell>
          <table:table-cell table:formula="of:=[.C3]/[.B3]" office:value-type="float" office:value="0.571428571428571" calcext:value-type="float">
            <text:p>0.5714285714285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: original 2<text:span text:style-name="T1">nd</text:span> column was 6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F22</text:p>
          </table:table-cell>
          <table:table-cell office:value-type="string" calcext:value-type="string">
            <text:p>bottom of top glass</text:p>
          </table:table-cell>
          <table:table-cell office:value-type="float" office:value="-28.6391" calcext:value-type="float">
            <text:p>-28.6391</text:p>
          </table:table-cell>
          <table:table-cell office:value-type="float" office:value="20.3096" calcext:value-type="float">
            <text:p>20.3096</text:p>
          </table:table-cell>
          <table:table-cell table:number-columns-repeated="2"/>
        </table:table-row>
        <table:table-row table:style-name="ro2">
          <table:table-cell office:value-type="float" office:value="2863" calcext:value-type="float">
            <text:p>2863</text:p>
          </table:table-cell>
          <table:table-cell office:value-type="float" office:value="10.5" calcext:value-type="float">
            <text:p>10.5</text:p>
          </table:table-cell>
          <table:table-cell office:value-type="float" office:value="6.1" calcext:value-type="float">
            <text:p>6.1</text:p>
          </table:table-cell>
          <table:table-cell table:formula="of:=[.C4]/[.B4]" office:value-type="float" office:value="0.580952380952381" calcext:value-type="float">
            <text:p>0.58095238095238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e: original 2<text:span text:style-name="T1">nd</text:span> column was 6.8</text:p>
          </table:table-cell>
          <table:table-cell table:number-columns-repeated="22"/>
          <table:table-cell office:value-type="string" calcext:value-type="string">
            <text:p>F23</text:p>
          </table:table-cell>
          <table:table-cell office:value-type="string" calcext:value-type="string">
            <text:p>bottom of top glass</text:p>
          </table:table-cell>
          <table:table-cell office:value-type="float" office:value="-28.7633" calcext:value-type="float">
            <text:p>-28.7633</text:p>
          </table:table-cell>
          <table:table-cell office:value-type="float" office:value="-20.0759" calcext:value-type="float">
            <text:p>-20.0759</text:p>
          </table:table-cell>
          <table:table-cell table:number-columns-repeated="2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10.6" calcext:value-type="float">
            <text:p>10.6</text:p>
          </table:table-cell>
          <table:table-cell office:value-type="float" office:value="6" calcext:value-type="float">
            <text:p>6</text:p>
          </table:table-cell>
          <table:table-cell table:formula="of:=[.C5]/[.B5]" office:value-type="float" office:value="0.566037735849057" calcext:value-type="float">
            <text:p>0.56603773584905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06.3865" calcext:value-type="float">
            <text:p>106.3865</text:p>
          </table:table-cell>
          <table:table-cell office:value-type="float" office:value="-0.2101" calcext:value-type="float">
            <text:p>-0.2101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top of bottom glass</text:p>
          </table:table-cell>
          <table:table-cell office:value-type="float" office:value="-34.8436" calcext:value-type="float">
            <text:p>-34.8436</text:p>
          </table:table-cell>
          <table:table-cell office:value-type="float" office:value="-0.0977" calcext:value-type="float">
            <text:p>-0.0977</text:p>
          </table:table-cell>
          <table:table-cell table:number-columns-repeated="2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0.6" calcext:value-type="float">
            <text:p>10.6</text:p>
          </table:table-cell>
          <table:table-cell office:value-type="float" office:value="6.2" calcext:value-type="float">
            <text:p>6.2</text:p>
          </table:table-cell>
          <table:table-cell table:formula="of:=[.C6]/[.B6]" office:value-type="float" office:value="0.584905660377358" calcext:value-type="float">
            <text:p>0.5849056603773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48.042" calcext:value-type="float">
            <text:p>148.042</text:p>
          </table:table-cell>
          <table:table-cell office:value-type="string" calcext:value-type="string">
            <text:p>148.739 (measured using Va)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top of bottom glass</text:p>
          </table:table-cell>
          <table:table-cell office:value-type="float" office:value="-9.6633" calcext:value-type="float">
            <text:p>-9.6633</text:p>
          </table:table-cell>
          <table:table-cell office:value-type="float" office:value="19.9568" calcext:value-type="float">
            <text:p>19.9568</text:p>
          </table:table-cell>
          <table:table-cell table:number-columns-repeated="2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7]/[.B7]" office:value-type="float" office:value="0.575471698113208" calcext:value-type="float">
            <text:p>0.57547169811320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G43</text:p>
          </table:table-cell>
          <table:table-cell office:value-type="string" calcext:value-type="string">
            <text:p>top of bottom glass</text:p>
          </table:table-cell>
          <table:table-cell office:value-type="float" office:value="-9.7536" calcext:value-type="float">
            <text:p>-9.7536</text:p>
          </table:table-cell>
          <table:table-cell office:value-type="float" office:value="-19.8586" calcext:value-type="float">
            <text:p>-19.8586</text:p>
          </table:table-cell>
          <table:table-cell table:number-columns-repeated="2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10.6" calcext:value-type="float">
            <text:p>10.6</text:p>
          </table:table-cell>
          <table:table-cell office:value-type="float" office:value="6" calcext:value-type="float">
            <text:p>6</text:p>
          </table:table-cell>
          <table:table-cell table:formula="of:=[.C8]/[.B8]" office:value-type="float" office:value="0.566037735849057" calcext:value-type="float">
            <text:p>0.56603773584905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0.6" calcext:value-type="float">
            <text:p>10.6</text:p>
          </table:table-cell>
          <table:table-cell office:value-type="float" office:value="6.3" calcext:value-type="float">
            <text:p>6.3</text:p>
          </table:table-cell>
          <table:table-cell table:formula="of:=[.C9]/[.B9]" office:value-type="float" office:value="0.594339622641509" calcext:value-type="float">
            <text:p>0.59433962264150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iginal 2nd column was 6.6</text:p>
          </table:table-cell>
          <table:table-cell table:number-columns-repeated="22"/>
          <table:table-cell office:value-type="string" calcext:value-type="string">
            <text:p>Distances:</text:p>
          </table:table-cell>
          <table:table-cell/>
          <table:table-cell office:value-type="string" calcext:value-type="string">
            <text:p>Measured distances:</text:p>
          </table:table-cell>
          <table:table-cell table:number-columns-repeated="3"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10.6" calcext:value-type="float">
            <text:p>10.6</text:p>
          </table:table-cell>
          <table:table-cell office:value-type="float" office:value="5.9" calcext:value-type="float">
            <text:p>5.9</text:p>
          </table:table-cell>
          <table:table-cell table:formula="of:=[.C10]/[.B10]" office:value-type="float" office:value="0.556603773584906" calcext:value-type="float">
            <text:p>0.55660377358490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F21-F22</text:p>
          </table:table-cell>
          <table:table-cell office:value-type="float" office:value="23.9951" calcext:value-type="float">
            <text:p>23.9951</text:p>
          </table:table-cell>
          <table:table-cell office:value-type="float" office:value="28.2" calcext:value-type="float">
            <text:p>28.2</text:p>
          </table:table-cell>
          <table:table-cell/>
          <table:table-cell office:value-type="string" calcext:value-type="string">
            <text:p>Vf:</text:p>
          </table:table-cell>
          <table:table-cell office:value-type="float" office:value="0.85089" calcext:value-type="float">
            <text:p>0.85089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0.6" calcext:value-type="float">
            <text:p>10.6</text:p>
          </table:table-cell>
          <table:table-cell office:value-type="float" office:value="6.4" calcext:value-type="float">
            <text:p>6.4</text:p>
          </table:table-cell>
          <table:table-cell table:formula="of:=[.C11]/[.B11]" office:value-type="float" office:value="0.60377358490566" calcext:value-type="float">
            <text:p>0.6037735849056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  <table:table-cell office:value-type="string" calcext:value-type="string">
            <text:p>G41-G42</text:p>
          </table:table-cell>
          <table:table-cell office:value-type="float" office:value="32.1905" calcext:value-type="float">
            <text:p>32.1905</text:p>
          </table:table-cell>
          <table:table-cell office:value-type="float" office:value="37.7" calcext:value-type="float">
            <text:p>37.7</text:p>
          </table:table-cell>
          <table:table-cell/>
          <table:table-cell office:value-type="string" calcext:value-type="string">
            <text:p>Vg:</text:p>
          </table:table-cell>
          <table:table-cell office:value-type="float" office:value="0.853859" calcext:value-type="float">
            <text:p>0.853859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12]/[.B12]" office:value-type="float" office:value="0.575471698113208" calcext:value-type="float">
            <text:p>0.5754716981132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Va:</text:p>
          </table:table-cell>
          <table:table-cell office:value-type="float" office:value="0.852375" calcext:value-type="float">
            <text:p>0.852375</text:p>
          </table:table-cell>
        </table:table-row>
        <table:table-row table:style-name="ro2">
          <table:table-cell office:value-type="float" office:value="2872" calcext:value-type="float">
            <text:p>2872</text:p>
          </table:table-cell>
          <table:table-cell office:value-type="float" office:value="10.6" calcext:value-type="float">
            <text:p>10.6</text:p>
          </table:table-cell>
          <table:table-cell office:value-type="float" office:value="6.2" calcext:value-type="float">
            <text:p>6.2</text:p>
          </table:table-cell>
          <table:table-cell table:formula="of:=[.C13]/[.B13]" office:value-type="float" office:value="0.584905660377358" calcext:value-type="float">
            <text:p>0.58490566037735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ginal 2<text:span text:style-name="T1">nd</text:span> column was 6.6</text:p>
          </table:table-cell>
          <table:table-cell table:number-columns-repeated="28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10.6" calcext:value-type="float">
            <text:p>10.6</text:p>
          </table:table-cell>
          <table:table-cell office:value-type="float" office:value="5.9" calcext:value-type="float">
            <text:p>5.9</text:p>
          </table:table-cell>
          <table:table-cell table:formula="of:=[.C14]/[.B14]" office:value-type="float" office:value="0.556603773584906" calcext:value-type="float">
            <text:p>0.5566037735849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?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10.6" calcext:value-type="float">
            <text:p>10.6</text:p>
          </table:table-cell>
          <table:table-cell office:value-type="float" office:value="5.9" calcext:value-type="float">
            <text:p>5.9</text:p>
          </table:table-cell>
          <table:table-cell table:formula="of:=[.C15]/[.B15]" office:value-type="float" office:value="0.556603773584906" calcext:value-type="float">
            <text:p>0.55660377358490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If we have time: measure the first three event distances closer to the initial crosses</text:p>
          </table:table-cell>
          <table:table-cell table:number-columns-repeated="5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16]/[.B16]" office:value-type="float" office:value="0.575471698113208" calcext:value-type="float">
            <text:p>0.575471698113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10.6" calcext:value-type="float">
            <text:p>10.6</text:p>
          </table:table-cell>
          <table:table-cell office:value-type="float" office:value="5.8" calcext:value-type="float">
            <text:p>5.8</text:p>
          </table:table-cell>
          <table:table-cell table:formula="of:=[.C17]/[.B17]" office:value-type="float" office:value="0.547169811320755" calcext:value-type="float">
            <text:p>0.5471698113207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18]/[.B18]" office:value-type="float" office:value="0.575471698113208" calcext:value-type="float">
            <text:p>0.5754716981132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Interesting events:</text:p>
          </table:table-cell>
          <table:table-cell office:value-type="string" calcext:value-type="string">
            <text:p>: neutral + proton → + + -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10.6" calcext:value-type="float">
            <text:p>10.6</text:p>
          </table:table-cell>
          <table:table-cell office:value-type="float" office:value="6.3" calcext:value-type="float">
            <text:p>6.3</text:p>
          </table:table-cell>
          <table:table-cell table:formula="of:=[.C19]/[.B19]" office:value-type="float" office:value="0.594339622641509" calcext:value-type="float">
            <text:p>0.5943396226415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20]/[.B20]" office:value-type="float" office:value="0.575471698113208" calcext:value-type="float">
            <text:p>0.5754716981132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0.6" calcext:value-type="float">
            <text:p>10.6</text:p>
          </table:table-cell>
          <table:table-cell office:value-type="float" office:value="5.6" calcext:value-type="float">
            <text:p>5.6</text:p>
          </table:table-cell>
          <table:table-cell table:formula="of:=[.C21]/[.B21]" office:value-type="float" office:value="0.528301886792453" calcext:value-type="float">
            <text:p>0.5283018867924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22]/[.B22]" office:value-type="float" office:value="0.575471698113208" calcext:value-type="float">
            <text:p>0.57547169811320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ond V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10.6" calcext:value-type="float">
            <text:p>10.6</text:p>
          </table:table-cell>
          <table:table-cell office:value-type="float" office:value="5.6" calcext:value-type="float">
            <text:p>5.6</text:p>
          </table:table-cell>
          <table:table-cell table:formula="of:=[.C23]/[.B23]" office:value-type="float" office:value="0.528301886792453" calcext:value-type="float">
            <text:p>0.5283018867924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10.6" calcext:value-type="float">
            <text:p>10.6</text:p>
          </table:table-cell>
          <table:table-cell office:value-type="float" office:value="5.7" calcext:value-type="float">
            <text:p>5.7</text:p>
          </table:table-cell>
          <table:table-cell table:formula="of:=[.C24]/[.B24]" office:value-type="float" office:value="0.537735849056604" calcext:value-type="float">
            <text:p>0.5377358490566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2"/>
          <table:table-cell table:formula="of:=[.C25]/[.B25]" office:value-type="string" office:string-value="" calcext:value-type="error">
            <text:p>#DIV/0!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ength of track (error pm 1 cm due to missing part of track)</text:p>
          </table:table-cell>
          <table:table-cell office:value-type="string" calcext:value-type="string">
            <text:p>radius</text:p>
          </table:table-cell>
          <table:table-cell table:number-columns-repeated="2"/>
          <table:table-cell office:value-type="string" calcext:value-type="string">
            <text:p>muon track length</text:p>
          </table:table-cell>
          <table:table-cell table:number-columns-repeated="16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93*[.AJ12]" office:value-type="float" office:value="79.270875" calcext:value-type="float">
            <text:p>79.270875</text:p>
          </table:table-cell>
          <table:table-cell table:formula="of:=27*[.AJ12]" office:value-type="float" office:value="23.014125" calcext:value-type="float">
            <text:p>23.014125</text:p>
          </table:table-cell>
          <table:table-cell table:formula="of:=0.3*17.4*[.Q27]" office:value-type="float" office:value="120.1337325" calcext:value-type="float">
            <text:p>120.1337325</text:p>
          </table:table-cell>
          <table:table-cell office:value-type="float" office:value="128.502" calcext:value-type="float">
            <text:p>128.502</text:p>
          </table:table-cell>
          <table:table-cell table:formula="of:=0.7*[.AJ12]" office:value-type="float" office:value="0.5966625" calcext:value-type="float">
            <text:p>0.5966625</text:p>
          </table:table-cell>
          <table:table-cell table:number-columns-repeated="16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!!!</text:p>
          </table:table-cell>
          <table:table-cell table:number-columns-repeated="22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Radii</text:p>
          </table:table-cell>
          <table:table-cell office:value-type="string" calcext:value-type="string">
            <text:p>1 (curving upward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 rad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irst V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P43]*[.AJ12]" office:value-type="float" office:value="272.76" calcext:value-type="float">
            <text:p>272.76</text:p>
          </table:table-cell>
          <table:table-cell table:formula="of:=[.Q43]*[.AJ12]" office:value-type="float" office:value="52.84725" calcext:value-type="float">
            <text:p>52.84725</text:p>
          </table:table-cell>
          <table:table-cell table:number-columns-repeated="16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m 10</text:p>
          </table:table-cell>
          <table:table-cell office:value-type="string" calcext:value-type="string">
            <text:p>Pm 2</text:p>
          </table:table-cell>
          <table:table-cell table:number-columns-repeated="19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0.3*17.4*[.S43]" office:value-type="float" office:value="1423.8072" calcext:value-type="float">
            <text:p>1423.8072</text:p>
          </table:table-cell>
          <table:table-cell table:formula="of:=0.3*17.4*[.T43]" office:value-type="float" office:value="275.862645" calcext:value-type="float">
            <text:p>275.862645</text:p>
          </table:table-cell>
          <table:table-cell table:number-columns-repeated="16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style-name="Default"/>
          <table:table-cell table:number-columns-repeated="35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Incoming protons</text:p>
          </table:table-cell>
          <table:table-cell office:value-type="string" calcext:value-type="string">
            <text:p>Elastic scattering</text:p>
          </table:table-cell>
          <table:table-cell office:value-type="string" calcext:value-type="string">
            <text:p>Inelastic scatte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pion</text:p>
          </table:table-cell>
          <table:table-cell office:value-type="string" calcext:value-type="string">
            <text:p>Gamma→ee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35"/>
        </table:table-row>
        <table:table-row table:style-name="ro1">
          <table:table-cell table:style-name="Default" office:value-type="string" calcext:value-type="string">
            <text:p>Note: discuss why it’s still OK t</text:p>
          </table:table-cell>
          <table:table-cell table:number-columns-repeated="35"/>
        </table:table-row>
      </table:table>
      <table:named-expressions/>
      <table:database-ranges>
        <table:database-range table:name="__Anonymous_Sheet_DB__0" table:target-range-address="Sheet1.N26:Sheet1.R2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1">00/00/0000</text:date>, <text:time style:data-style-name="N2" text:time-value="09:21:26.206706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2:42:48.933203281</meta:creation-date>
    <dc:date>2018-03-01T14:35:27.171697332</dc:date>
    <meta:editing-duration>PT9H37M55S</meta:editing-duration>
    <meta:editing-cycles>300</meta:editing-cycles>
    <meta:generator>LibreOffice/5.4.5.1$Linux_X86_64 LibreOffice_project/40m0$Build-1</meta:generator>
    <meta:document-statistic meta:table-count="1" meta:cell-count="441" meta:object-count="0"/>
  </office:meta>
</office:document-meta>
</file>